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1bj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1cz8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1dqj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1dvf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36" calcext:value-type="float">
            <text:p>4.3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79" calcext:value-type="float">
            <text:p>4.79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1mh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24" calcext:value-type="float">
            <text:p>-1.2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04" calcext:value-type="float">
            <text:p>-1.0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67" calcext:value-type="float">
            <text:p>-0.6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1mlc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99" calcext:value-type="float">
            <text:p>-0.9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74" calcext:value-type="float">
            <text:p>-1.7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95" calcext:value-type="float">
            <text:p>-2.9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36" calcext:value-type="float">
            <text:p>-2.3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41" calcext:value-type="float">
            <text:p>-0.4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47" calcext:value-type="float">
            <text:p>-1.4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59" calcext:value-type="float">
            <text:p>-2.5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74" calcext:value-type="float">
            <text:p>-2.7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61" calcext:value-type="float">
            <text:p>-1.6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38" calcext:value-type="float">
            <text:p>-0.3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49" calcext:value-type="float">
            <text:p>-0.4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25" calcext:value-type="float">
            <text:p>-1.25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1vfb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51" calcext:value-type="float">
            <text:p>-0.5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1yy9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33" calcext:value-type="float">
            <text:p>-1.3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82" calcext:value-type="float">
            <text:p>-0.8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74" calcext:value-type="float">
            <text:p>-0.7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2jel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41" calcext:value-type="float">
            <text:p>-0.4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66" calcext:value-type="float">
            <text:p>-0.6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41" calcext:value-type="float">
            <text:p>-0.4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2ny7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81" calcext:value-type="float">
            <text:p>-0.8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23" calcext:value-type="float">
            <text:p>-1.2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74" calcext:value-type="float">
            <text:p>-0.7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26" calcext:value-type="float">
            <text:p>-2.2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46" calcext:value-type="float">
            <text:p>-2.4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61" calcext:value-type="float">
            <text:p>-1.6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27" calcext:value-type="float">
            <text:p>-2.2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12" calcext:value-type="float">
            <text:p>-2.1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57" calcext:value-type="float">
            <text:p>-0.5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25" calcext:value-type="float">
            <text:p>-1.2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38" calcext:value-type="float">
            <text:p>-0.3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47" calcext:value-type="float">
            <text:p>-1.4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93" calcext:value-type="float">
            <text:p>-1.9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61" calcext:value-type="float">
            <text:p>-1.6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36" calcext:value-type="float">
            <text:p>-1.3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61" calcext:value-type="float">
            <text:p>-1.6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27" calcext:value-type="float">
            <text:p>-2.2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52" calcext:value-type="float">
            <text:p>-1.5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65" calcext:value-type="float">
            <text:p>-2.6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71" calcext:value-type="float">
            <text:p>-2.7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2.31" calcext:value-type="float">
            <text:p>-2.3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1.56" calcext:value-type="float">
            <text:p>-1.56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2nyy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A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2nz9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A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3bdy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3b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e1</text:p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3bn9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3hfm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89" calcext:value-type="float">
            <text:p>4.8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.83" calcext:value-type="float">
            <text:p>6.8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5.52" calcext:value-type="float">
            <text:p>5.5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57" calcext:value-type="float">
            <text:p>4.5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.83" calcext:value-type="float">
            <text:p>6.8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 table:number-rows-repeated="10484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3ngb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ComplexInf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3a6b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00108" calcext:value-type="float">
            <text:p>1.08E-07</text:p>
          </table:table-cell>
          <table:table-cell office:value-type="float" office:value="0.00000000562" calcext:value-type="float">
            <text:p>5.62E-09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office:value-type="string" calcext:value-type="string">
            <text:p>3a6b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00108" calcext:value-type="float">
            <text:p>1.08E-07</text:p>
          </table:table-cell>
          <table:table-cell office:value-type="float" office:value="0.00000000714" calcext:value-type="float">
            <text:p>7.14E-09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office:value-type="string" calcext:value-type="string">
            <text:p>3a67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0000562" calcext:value-type="float">
            <text:p>5.62E-09</text:p>
          </table:table-cell>
          <table:table-cell office:value-type="float" office:value="0.000000108" calcext:value-type="float">
            <text:p>1.08E-07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a67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0000562" calcext:value-type="float">
            <text:p>5.62E-09</text:p>
          </table:table-cell>
          <table:table-cell office:value-type="float" office:value="0.00000000714" calcext:value-type="float">
            <text:p>7.14E-09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a6c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0000714" calcext:value-type="float">
            <text:p>7.14E-09</text:p>
          </table:table-cell>
          <table:table-cell office:value-type="float" office:value="0.000000108" calcext:value-type="float">
            <text:p>1.08E-07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0000714" calcext:value-type="float">
            <text:p>7.14E-09</text:p>
          </table:table-cell>
          <table:table-cell office:value-type="float" office:value="0.00000000562" calcext:value-type="float">
            <text:p>5.62E-09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0000562" calcext:value-type="float">
            <text:p>5.62E-09</text:p>
          </table:table-cell>
          <table:table-cell office:value-type="float" office:value="0.00000000714" calcext:value-type="float">
            <text:p>7.14E-09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hh9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01" calcext:value-type="float">
            <text:p>1E-07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office:value-type="string" calcext:value-type="string">
            <text:p>1hh6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office:value-type="string" calcext:value-type="string">
            <text:p>1nbz</text:p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0106" calcext:value-type="float">
            <text:p>1.06E-06</text:p>
          </table:table-cell>
          <table:table-cell office:value-type="float" office:value="0.0000909" calcext:value-type="float">
            <text:p>9.09E-05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office:value-type="string" calcext:value-type="string">
            <text:p>1nbz</text:p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0106" calcext:value-type="float">
            <text:p>1.06E-06</text:p>
          </table:table-cell>
          <table:table-cell office:value-type="float" office:value="0.00000000286" calcext:value-type="float">
            <text:p>2.86E-09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office:value-type="string" calcext:value-type="string">
            <text:p>1nby</text:p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909" calcext:value-type="float">
            <text:p>9.09E-05</text:p>
          </table:table-cell>
          <table:table-cell office:value-type="float" office:value="0.00000106" calcext:value-type="float">
            <text:p>1.06E-06</text:p>
          </table:table-cell>
          <table:table-cell office:value-type="string" calcext:value-type="string">
            <text:p>K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31T16:01:07.446292216</dc:date>
    <meta:editing-duration>PT4M40S</meta:editing-duration>
    <meta:editing-cycles>1</meta:editing-cycles>
    <meta:document-statistic meta:table-count="18" meta:cell-count="6868" meta:object-count="0"/>
  </office:meta>
</office:document-meta>
</file>